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fo:background-color="#ffffff"/>
    </style:style>
    <style:style style:name="P4" style:family="paragraph" style:parent-style-name="Standard">
      <loext:graphic-properties draw:fill="solid" draw:fill-color="#ffffff"/>
      <style:paragraph-properties fo:margin-top="0in" fo:margin-bottom="0in" loext:contextual-spacing="false" fo:line-height="176%" fo:background-color="#ffffff"/>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loext:graphic-properties draw:fill="solid" draw:fill-color="#ffffff"/>
      <style:paragraph-properties fo:margin-top="0.1252in" fo:margin-bottom="0in" loext:contextual-spacing="false" fo:line-height="176%" fo:background-color="#ffffff"/>
    </style:style>
    <style:style style:name="P7" style:family="paragraph" style:parent-style-name="Standard">
      <style:paragraph-properties fo:margin-left="0in" fo:margin-right="0in" fo:margin-top="0in" fo:margin-bottom="0in" loext:contextual-spacing="false" fo:text-indent="0in" style:auto-text-indent="false"/>
    </style:style>
    <style:style style:name="P8" style:family="paragraph" style:parent-style-name="Standard">
      <style:paragraph-properties fo:margin-left="0in" fo:margin-right="0in" fo:margin-top="0in" fo:margin-bottom="0in" loext:contextual-spacing="false" fo:text-indent="0in" style:auto-text-indent="false"/>
      <style:text-properties style:font-name="Garamond" fo:font-size="12pt" style:font-name-asian="Garamond1" style:font-size-asian="12pt" style:font-name-complex="Garamond1" style:font-size-complex="12pt"/>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in" fo:margin-right="0in" fo:margin-top="0in" fo:margin-bottom="0in" loext:contextual-spacing="false" fo:text-indent="0.5in" style:auto-text-indent="false"/>
    </style:style>
    <style:style style:name="P11" style:family="paragraph" style:parent-style-name="Standard">
      <style:paragraph-properties fo:margin-left="0in" fo:margin-right="0in" fo:margin-top="0in" fo:margin-bottom="0in" loext:contextual-spacing="false" fo:text-indent="0.5in" style:auto-text-indent="false"/>
      <style:text-properties style:font-name="Garamond" fo:font-size="12pt" style:font-name-asian="Garamond1" style:font-size-asian="12pt" style:font-name-complex="Garamond1" style:font-size-complex="12pt"/>
    </style:style>
    <style:style style:name="P12" style:family="paragraph" style:parent-style-name="Standard">
      <style:paragraph-properties fo:margin-left="0.5in" fo:margin-right="0in" fo:margin-top="0in" fo:margin-bottom="0in" loext:contextual-spacing="false" fo:text-indent="0.5in" style:auto-text-indent="false"/>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left="1in" fo:margin-right="0in" fo:margin-top="0in" fo:margin-bottom="0in" loext:contextual-spacing="false" fo:text-indent="0.5in" style:auto-text-indent="false"/>
    </style:style>
    <style:style style:name="P15" style:family="paragraph" style:parent-style-name="Standard">
      <style:paragraph-properties fo:margin-left="1in" fo:margin-right="0in" fo:margin-top="0in" fo:margin-bottom="0in" loext:contextual-spacing="false" fo:text-indent="0in" style:auto-text-indent="false"/>
    </style:style>
    <style:style style:name="P16" style:family="paragraph" style:parent-style-name="Standard" style:list-style-name="WWNum8">
      <style:paragraph-properties fo:margin-left="1.5in" fo:margin-right="0in" fo:margin-top="0in" fo:margin-bottom="0in" loext:contextual-spacing="true" fo:text-indent="-0.25in" style:auto-text-indent="false"/>
    </style:style>
    <style:style style:name="P17" style:family="paragraph" style:parent-style-name="Standard" style:list-style-name="WWNum7">
      <style:paragraph-properties fo:margin-left="1.5in" fo:margin-right="0in" fo:margin-top="0in" fo:margin-bottom="0in" loext:contextual-spacing="true" fo:text-indent="-0.25in" style:auto-text-indent="false"/>
    </style:style>
    <style:style style:name="P18" style:family="paragraph" style:parent-style-name="Standard" style:list-style-name="WWNum4">
      <style:paragraph-properties fo:margin-left="1.5in" fo:margin-right="0in" fo:margin-top="0in" fo:margin-bottom="0in" loext:contextual-spacing="true" fo:text-indent="-0.25in" style:auto-text-indent="false"/>
    </style:style>
    <style:style style:name="P19" style:family="paragraph" style:parent-style-name="Standard" style:list-style-name="WWNum3">
      <style:paragraph-properties fo:margin-left="1.5in" fo:margin-right="0in" fo:margin-top="0in" fo:margin-bottom="0in" loext:contextual-spacing="true" fo:text-indent="-0.25in" style:auto-text-indent="false"/>
    </style:style>
    <style:style style:name="P20" style:family="paragraph" style:parent-style-name="Standard" style:list-style-name="WWNum2">
      <style:paragraph-properties fo:margin-left="1.5in" fo:margin-right="0in" fo:margin-top="0in" fo:margin-bottom="0in" loext:contextual-spacing="true" fo:text-indent="-0.25in" style:auto-text-indent="false"/>
    </style:style>
    <style:style style:name="P21" style:family="paragraph" style:parent-style-name="Standard" style:list-style-name="WWNum5">
      <style:paragraph-properties fo:margin-left="1.5in" fo:margin-right="0in" fo:margin-top="0in" fo:margin-bottom="0in" loext:contextual-spacing="true" fo:text-indent="-0.25in" style:auto-text-indent="false"/>
    </style:style>
    <style:style style:name="P22" style:family="paragraph" style:parent-style-name="Standard" style:list-style-name="WWNum6">
      <style:paragraph-properties fo:margin-left="1.5in" fo:margin-right="0in" fo:margin-top="0in" fo:margin-bottom="0in" loext:contextual-spacing="true" fo:text-indent="-0.25in" style:auto-text-indent="false"/>
    </style:style>
    <style:style style:name="P23" style:family="paragraph" style:parent-style-name="Standard" style:list-style-name="WWNum8">
      <style:paragraph-properties fo:margin-left="2in" fo:margin-right="0in" fo:margin-top="0in" fo:margin-bottom="0in" loext:contextual-spacing="true" fo:text-indent="-0.25in" style:auto-text-indent="false"/>
    </style:style>
    <style:style style:name="P24" style:family="paragraph" style:parent-style-name="Standard" style:list-style-name="WWNum9">
      <style:paragraph-properties fo:margin-left="2in" fo:margin-right="0in" fo:margin-top="0in" fo:margin-bottom="0in" loext:contextual-spacing="true" fo:text-indent="-0.25in" style:auto-text-indent="false"/>
    </style:style>
    <style:style style:name="P25" style:family="paragraph" style:parent-style-name="Standard">
      <style:paragraph-properties fo:margin-left="1.25in" fo:margin-right="0in" fo:margin-top="0in" fo:margin-bottom="0in" loext:contextual-spacing="false" fo:text-indent="0in" style:auto-text-indent="false"/>
    </style:style>
    <style:style style:name="T1" style:family="text">
      <style:text-properties style:font-name="Garamond" fo:font-size="12pt" style:font-name-asian="Garamond1" style:font-size-asian="12pt" style:font-name-complex="Garamond1" style:font-size-complex="12pt"/>
    </style:style>
    <style:style style:name="T2" style:family="text">
      <style:text-properties style:font-name="Garamond" fo:font-size="12pt" style:font-name-asian="Garamond1" style:font-size-asian="12pt" style:font-name-complex="Garamond1" style:font-size-complex="12pt" fo:background-color="#ffffff"/>
    </style:style>
    <style:style style:name="T3" style:family="text">
      <style:text-properties fo:color="#333333" style:font-name="Garamond" fo:font-size="12pt" fo:font-style="italic" style:font-name-asian="Garamond1" style:font-size-asian="12pt" style:font-style-asian="italic" style:font-name-complex="Garamond1" style:font-size-complex="12pt"/>
    </style:style>
    <style:style style:name="T4" style:family="text">
      <style:text-properties fo:color="#333333" style:font-name="Garamond" fo:font-size="12pt" style:font-name-asian="Garamond1" style:font-size-asian="12pt" style:font-name-complex="Garamond1" style:font-size-complex="12pt"/>
    </style:style>
    <style:style style:name="T5"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blem Requirement Rough Draft. </text:span></text:p>
      <text:p text:style-name="P2"/>
      <text:p text:style-name="P1"><text:span text:style-name="T1">---</text:span></text:p>
      <text:p text:style-name="P2"/>
      <text:p text:style-name="P4"><text:span text:style-name="T3">NB: Client email approval required. Remember, this is your agreement with the client as to what will get done!</text:span></text:p>
      <text:p text:style-name="P6"><text:span text:style-name="T4">A requirements document outlines what you are doing for your project and what your client will be getting once you are finished. By now, you should have met with your client and discussed what you will be creating for them. The requirements document is a contract of work, spelling out with great detail what you will be working on for the year.</text:span></text:p>
      <text:p text:style-name="P6"><text:span text:style-name="T4">The requirements document is the "what" document describing your project. The different requirements should be at the individual task level. You might create user stories (for something like a kanban board), or you might create descriptions of requirements at the functional level. Either way, make sure that you do these at a sufficient level of granularity such that you can mark the project tasks as complete as you go.</text:span></text:p>
      <text:p text:style-name="P6"><text:span text:style-name="T4">Please use the IEEE Std 830-1998 to format</text:span></text:p>
      <text:p text:style-name="P6"><text:span text:style-name="T4">Team Name</text:span></text:p>
      <text:p text:style-name="P6"><text:span text:style-name="T4">Gantt Chart</text:span></text:p>
      <text:p text:style-name="P2"/>
      <text:p text:style-name="P2"/>
      <text:p text:style-name="P1"><text:span text:style-name="T1">---</text:span></text:p>
      <text:p text:style-name="P1"><text:span text:style-name="T1">Lets do this. </text:span></text:p>
      <text:p text:style-name="P2"/>
      <text:p text:style-name="P1"><text:span text:style-name="T1">Problem Requirements </text:span></text:p>
      <text:p text:style-name="P1"><text:span text:style-name="T1">-BE SPECIFIC </text:span></text:p>
      <text:p text:style-name="P1"><text:span text:style-name="T1">-BE PRECISE </text:span></text:p>
      <text:p text:style-name="P1"><text:span text:style-name="T1">-no loose language...</text:span></text:p>
      <text:p text:style-name="P1"><text:span text:style-name="T1">-GANTT CHART (see the sheets template)</text:span></text:p>
      <text:p text:style-name="P1"><text:soft-page-break/><text:span text:style-name="T1">-STRETCH GOALS </text:span></text:p>
      <text:p text:style-name="P1"><text:span text:style-name="T1">-not a technical description, somewhere in between the problem statement solution and the technical documentation.</text:span></text:p>
      <text:p text:style-name="P2"/>
      <text:p text:style-name="P1"><text:span text:style-name="T1">Table of Contents</text:span></text:p>
      <text:p text:style-name="P2"/>
      <text:p text:style-name="P2"/>
      <text:p text:style-name="P7"><text:span text:style-name="T1">1. Introduction </text:span></text:p>
      <text:p text:style-name="P8"/>
      <text:p text:style-name="P7"><text:span text:style-name="T1">The BoxSand project aims to develop an open source Learning Module System that will be used by students to learn course material and complete online homework. The project, titled BoxSand, provides Open Educational Resources with a primary goal to provide students and instructors with an all-in-one online learning environment. This includes links to videos, practice problems, open source textbooks, educational websites, simulations, and more. The main goal of BoxSand is to improve student performance by providing access to free and open source resources all in one location. It aims to engage students and provide them with feedback while using the student’s site interaction and engagement to track success and improve content. </text:span></text:p>
      <text:p text:style-name="P8"/>
      <text:p text:style-name="P7"><text:span text:style-name="T1">1.1 Purpose</text:span></text:p>
      <text:p text:style-name="P8"/>
      <text:p text:style-name="P7"><text:span text:style-name="T1">Since this is the first large-scale overhaul of the BoxSand project, this development team and this cycle should mainly focus on developing long-term and overarching development goals and procedures for future project development. Additionally, this development team will also create an initial proof of concept for site functionality demonstration and future feature integration</text:span></text:p>
      <text:p text:style-name="P8"/>
      <text:p text:style-name="P7"><text:span text:style-name="T1"><text:s/></text:span></text:p>
      <text:p text:style-name="P7"><text:span text:style-name="T1">1.2 Scope</text:span></text:p>
      <text:p text:style-name="P8"/>
      <text:p text:style-name="P7"><text:span text:style-name="T1">This development team will produce the BoxSand OpenStax site. At its core BoxSand is driven by a need to create an all-in-one open source learning website that is free and available for use by both students and instructors. The long term goal is to have a modular website where instructors can create a course in any subject and contribute and edit content. The goal for this development team is to set up an environment where this is possible. The development team will design, document, and begin implementation of that framework. This includes the tracking of student interaction with the site while using the OpenStax suite of technologies and adding a homework system. </text:span></text:p>
      <text:p text:style-name="P3"/>
      <text:list xml:id="list3503206827111267320" text:style-name="WWNum1">
        <text:list-item>
          <text:p text:style-name="P9"><text:span text:style-name="T2">The website that will be developed must provide access to the OpenStax Physics textbook within the site itself. </text:span></text:p>
        </text:list-item>
        <text:list-item>
          <text:p text:style-name="P9"><text:span text:style-name="T2">Provide a homework system within the site that allows an instructor of a course to provide questions with answers, Assign a value to the question and, assign a group of questions or a single question as an assignment to a course.</text:span></text:p>
        </text:list-item>
        <text:list-item>
          <text:p text:style-name="P9"><text:soft-page-break/><text:span text:style-name="T2">Instructor must also be able to assign reading homework from the textbook for students within a course</text:span></text:p>
        </text:list-item>
        <text:list-item>
          <text:p text:style-name="P9"><text:span text:style-name="T2">An instructor must be able to generate a downloadable gradebook of student scores</text:span></text:p>
        </text:list-item>
      </text:list>
      <text:p text:style-name="P8"/>
      <text:p text:style-name="P7"><text:span text:style-name="T1"><text:s/></text:span></text:p>
      <text:p text:style-name="P7"><text:span text:style-name="T1">1.3 Definitions, acronyms, and abbreviations</text:span></text:p>
      <text:p text:style-name="P7"><text:span text:style-name="T1"><text:tab/>This information may be provided by reference to one or more appendixes in the SRS or</text:span></text:p>
      <text:p text:style-name="P10"><text:span text:style-name="T1">by reference to other documents.</text:span></text:p>
      <text:p text:style-name="P11"/>
      <text:p text:style-name="P7"><text:span text:style-name="T1">Please see Appendix A for a glossary of terminology. </text:span></text:p>
      <text:p text:style-name="P8"/>
      <text:p text:style-name="P7"><text:span text:style-name="T1">1.4 References </text:span></text:p>
      <text:p text:style-name="P12"><text:span text:style-name="T1">1.5 Overview </text:span></text:p>
      <text:p text:style-name="P13"><text:span text:style-name="T1">2. Overall description </text:span></text:p>
      <text:p text:style-name="P12"><text:span text:style-name="T1">2.1 Product perspective </text:span></text:p>
      <text:p text:style-name="P12"><text:span text:style-name="T1">2.2 Product functions </text:span></text:p>
      <text:p text:style-name="P12"><text:span text:style-name="T1">2.3 User characteristics </text:span></text:p>
      <text:p text:style-name="P12"><text:span text:style-name="T1">2.4 Constraints </text:span></text:p>
      <text:p text:style-name="P12"><text:span text:style-name="T1">2.5 Assumptions and dependencies </text:span></text:p>
      <text:p text:style-name="P13"><text:span text:style-name="T1">3. Specific requirements </text:span></text:p>
      <text:p text:style-name="P12"><text:span text:style-name="T1">3.1 External Interfaces</text:span></text:p>
      <text:p text:style-name="P14"><text:span text:style-name="T1">a) Name of item; </text:span></text:p>
      <text:p text:style-name="P14"><text:soft-page-break/><text:span text:style-name="T1">b) Description of purpose; </text:span></text:p>
      <text:p text:style-name="P14"><text:span text:style-name="T1">c) Source of input or destination of output; </text:span></text:p>
      <text:p text:style-name="P14"><text:span text:style-name="T1">d) Valid range, accuracy, and/or tolerance; </text:span></text:p>
      <text:p text:style-name="P14"><text:span text:style-name="T1">e) Units of measure; </text:span></text:p>
      <text:p text:style-name="P14"><text:span text:style-name="T1">f) Timing; </text:span></text:p>
      <text:p text:style-name="P14"><text:span text:style-name="T1">g) Relationships to other inputs/outputs; </text:span></text:p>
      <text:p text:style-name="P14"><text:span text:style-name="T1">h) Screen formats/organization; i) Window formats/organization; </text:span></text:p>
      <text:p text:style-name="P14"><text:span text:style-name="T1">j) Data formats; </text:span></text:p>
      <text:p text:style-name="P14"><text:span text:style-name="T1">k) Command formats; </text:span></text:p>
      <text:p text:style-name="P14"><text:span text:style-name="T1">l) End messages.</text:span></text:p>
      <text:p text:style-name="P15"><text:span text:style-name="T1">3.2 Functions</text:span></text:p>
      <text:list xml:id="list2820474210549996832" text:style-name="WWNum8">
        <text:list-item>
          <text:p text:style-name="P16"><text:span text:style-name="T1">Validity checks on inputs </text:span></text:p>
        </text:list-item>
        <text:list-item>
          <text:p text:style-name="P16"><text:span text:style-name="T1">Exact sequence of operations</text:span></text:p>
        </text:list-item>
        <text:list-item>
          <text:p text:style-name="P16"><text:span text:style-name="T1">Responses to abnormal situations, including </text:span></text:p>
          <text:list>
            <text:list-item>
              <text:p text:style-name="P23"><text:span text:style-name="T1">Overflow</text:span></text:p>
            </text:list-item>
            <text:list-item>
              <text:p text:style-name="P23"><text:span text:style-name="T1">Communication facilities</text:span></text:p>
            </text:list-item>
            <text:list-item>
              <text:p text:style-name="P23"><text:span text:style-name="T1"><text:s/>error handling and Recovery.</text:span></text:p>
            </text:list-item>
          </text:list>
        </text:list-item>
        <text:list-item>
          <text:p text:style-name="P16"><text:span text:style-name="T1">Effects of parameters.</text:span></text:p>
        </text:list-item>
        <text:list-item>
          <text:p text:style-name="P16"><text:span text:style-name="T1">Relationship of outputs to inputs including</text:span></text:p>
          <text:list>
            <text:list-item>
              <text:p text:style-name="P23"><text:span text:style-name="T1"><text:s/>input / output sequences</text:span></text:p>
            </text:list-item>
            <text:list-item>
              <text:p text:style-name="P23"><text:span text:style-name="T1"><text:s/>formulas for input to output conversion</text:span></text:p>
            </text:list-item>
          </text:list>
        </text:list-item>
      </text:list>
      <text:p text:style-name="P1"><text:soft-page-break/><text:span text:style-name="T1"><text:tab/><text:tab/>3.3 Performance requirements</text:span></text:p>
      <text:list xml:id="list5666670800342523395" text:style-name="WWNum7">
        <text:list-item>
          <text:p text:style-name="P17"><text:span text:style-name="T1">Static numerical requirements</text:span></text:p>
        </text:list-item>
        <text:list-item>
          <text:p text:style-name="P17"><text:span text:style-name="T1">The number of simultaneous users to support</text:span></text:p>
        </text:list-item>
        <text:list-item>
          <text:p text:style-name="P17"><text:span text:style-name="T1">Amount and type of information to be handled.</text:span></text:p>
        </text:list-item>
      </text:list>
      <text:p text:style-name="P1"><text:span text:style-name="T1"><text:tab/><text:tab/>3.4 Logical database requirements</text:span></text:p>
      <text:list xml:id="list5343283094878636007" text:style-name="WWNum4">
        <text:list-item>
          <text:p text:style-name="P18"><text:span text:style-name="T1">Types of information used by various functions.</text:span></text:p>
        </text:list-item>
        <text:list-item>
          <text:p text:style-name="P18"><text:span text:style-name="T1">Frequency of use.</text:span></text:p>
        </text:list-item>
        <text:list-item>
          <text:p text:style-name="P18"><text:span text:style-name="T1">Accessing capabilities.</text:span></text:p>
        </text:list-item>
        <text:list-item>
          <text:p text:style-name="P18"><text:span text:style-name="T1">Data entities and their relationships.</text:span></text:p>
        </text:list-item>
        <text:list-item>
          <text:p text:style-name="P18"><text:span text:style-name="T1">Integrity constraints.</text:span></text:p>
        </text:list-item>
        <text:list-item>
          <text:p text:style-name="P18"><text:span text:style-name="T1">Data retention requirements.</text:span></text:p>
        </text:list-item>
      </text:list>
      <text:p text:style-name="P13"><text:span text:style-name="T1">4 Design Constraints</text:span></text:p>
      <text:p text:style-name="P25"><text:span text:style-name="T1">a) This should specify design constraints that can be imposed by other standards Hardware limitations Etc.</text:span></text:p>
      <text:p text:style-name="P1"><text:span text:style-name="T1"><text:tab/><text:tab/>4.1 Standards compliance</text:span></text:p>
      <text:list xml:id="list6353216220012316007" text:style-name="WWNum3">
        <text:list-item>
          <text:p text:style-name="P19"><text:span text:style-name="T1"><text:s/>report format.</text:span></text:p>
        </text:list-item>
        <text:list-item>
          <text:p text:style-name="P19"><text:span text:style-name="T1">Data naming.</text:span></text:p>
        </text:list-item>
        <text:list-item>
          <text:p text:style-name="P19"><text:span text:style-name="T1">Accounting procedures.</text:span></text:p>
        </text:list-item>
        <text:list-item>
          <text:p text:style-name="P19"><text:span text:style-name="T1">Audit tracing.</text:span></text:p>
        </text:list-item>
      </text:list>
      <text:p text:style-name="P1"><text:span text:style-name="T1"><text:tab/><text:tab/>4.2 Software System attributes</text:span></text:p>
      <text:list xml:id="list382969696234947047" text:style-name="WWNum9">
        <text:list-item>
          <text:p text:style-name="P24"><text:span text:style-name="T1">There are a number of attributes of software that can serve as requirements. It is important that Required attributes of a specified so that their achievement can be objectively verified</text:span></text:p>
        </text:list-item>
      </text:list>
      <text:list xml:id="list8261558196902689335" text:style-name="WWNum2">
        <text:list-item>
          <text:p text:style-name="P20"><text:span text:style-name="T1">Reliability.</text:span></text:p>
        </text:list-item>
        <text:list-item>
          <text:p text:style-name="P20"><text:soft-page-break/><text:span text:style-name="T1">Availability.</text:span></text:p>
        </text:list-item>
        <text:list-item>
          <text:p text:style-name="P20"><text:span text:style-name="T1">Security.</text:span></text:p>
        </text:list-item>
        <text:list-item>
          <text:p text:style-name="P20"><text:span text:style-name="T1">Maintainability.</text:span></text:p>
        </text:list-item>
        <text:list-item>
          <text:p text:style-name="P20"><text:span text:style-name="T1">Portability.</text:span></text:p>
        </text:list-item>
      </text:list>
      <text:p text:style-name="P12"><text:span text:style-name="T1">4.3 Organizing the specific requirements</text:span></text:p>
      <text:list xml:id="list1770384723997743193" text:style-name="WWNum5">
        <text:list-item>
          <text:p text:style-name="P21"><text:span text:style-name="T1">System mode.</text:span></text:p>
        </text:list-item>
        <text:list-item>
          <text:p text:style-name="P21"><text:span text:style-name="T1">User class.</text:span></text:p>
        </text:list-item>
        <text:list-item>
          <text:p text:style-name="P21"><text:span text:style-name="T1">Objects.</text:span></text:p>
        </text:list-item>
        <text:list-item>
          <text:p text:style-name="P21"><text:span text:style-name="T1">Feature.</text:span></text:p>
        </text:list-item>
        <text:list-item>
          <text:p text:style-name="P21"><text:span text:style-name="T1">Stimulus.</text:span></text:p>
        </text:list-item>
        <text:list-item>
          <text:p text:style-name="P21"><text:span text:style-name="T1">Response.</text:span></text:p>
        </text:list-item>
        <text:list-item>
          <text:p text:style-name="P21"><text:span text:style-name="T1">Functional hierarchy.</text:span></text:p>
        </text:list-item>
      </text:list>
      <text:p text:style-name="P12"><text:span text:style-name="T1">4.4 Additional comments</text:span></text:p>
      <text:p text:style-name="P13"><text:span text:style-name="T1">5 Supporting Information</text:span></text:p>
      <text:p text:style-name="P13"><text:span text:style-name="T1"><text:tab/>5.1 Table of contents and index.</text:span></text:p>
      <text:p text:style-name="P13"><text:span text:style-name="T1"><text:tab/>5.2 <text:s/>Appendixes</text:span></text:p>
      <text:list xml:id="list8792236739228883605" text:style-name="WWNum6">
        <text:list-item>
          <text:p text:style-name="P22"><text:span text:style-name="T1">Sample input/output formats, <text:s/>descriptions of cost analysis studies or result of user surveys.</text:span></text:p>
        </text:list-item>
        <text:list-item>
          <text:p text:style-name="P22"><text:span text:style-name="T1">Supporting or background information that can help the readers of the SRS.</text:span></text:p>
        </text:list-item>
        <text:list-item>
          <text:p text:style-name="P22"><text:span text:style-name="T1">A description of the problems to be solved by the software.</text:span></text:p>
        </text:list-item>
        <text:list-item>
          <text:p text:style-name="P22"><text:span text:style-name="T1">Special packaging instructions for the code and the media to meet security export, initial loading, or other requirements</text:span></text:p>
        </text:list-item>
      </text:list>
      <text:p text:style-name="P2"/>
      <text:p text:style-name="P1"><text:soft-page-break/><text:span text:style-name="T1">Appendixes (we need to do the right format listed in that doc. </text:span><text:a xlink:type="simple" xlink:href="http://www.cse.msu.edu/~cse870/IEEEXplore-SRS-template.pdf" text:style-name="Internet_20_link" text:visited-style-name="Visited_20_Internet_20_Link"><text:span text:style-name="T5">http://www.cse.msu.edu/~cse870/IEEEXplore-SRS-template.pdf</text:span></text:a></text:p>
      <text:p text:style-name="P2"/>
      <text:p text:style-name="P1"><text:span text:style-name="T1">Appendix A - Glossary of Terminology (alphabetize after def... )</text:span></text:p>
      <text:p text:style-name="P2"/>
      <text:p text:style-name="P13"><text:span text:style-name="T1">Project BoxSand or BoxSand</text:span></text:p>
      <text:p text:style-name="P13"><text:span text:style-name="T1">OER</text:span></text:p>
      <text:p text:style-name="P13"><text:span text:style-name="T1">OpenStax </text:span></text:p>
      <text:p text:style-name="P13"><text:span text:style-name="T1">Course</text:span></text:p>
      <text:p text:style-name="P13"><text:span text:style-name="T1">Instructor</text:span></text:p>
      <text:p text:style-name="P13"><text:span text:style-name="T1">Student</text:span></text:p>
      <text:p text:style-name="P13"><text:span text:style-name="T1">Administrator</text:span></text:p>
      <text:p text:style-name="P13"><text:span text:style-name="T1">Teaching Assistant (TA)<text:line-break/>Assignment</text:span></text:p>
      <text:p text:style-name="P13"><text:span text:style-name="T1">Learning Module</text:span></text:p>
      <text:p text:style-name="P13"><text:span text:style-name="T1">Daily Learning Guide</text:span></text:p>
      <text:p text:style-name="P13"><text:span text:style-name="T1">Gradebook</text:span></text:p>
      <text:p text:style-name="P13"><text:span text:style-name="T1">Reading</text:span></text:p>
      <text:p text:style-name="P13"><text:span text:style-name="T1">Homework</text:span></text:p>
      <text:p text:style-name="P13"><text:span text:style-name="T1">Quiz</text:span></text:p>
      <text:p text:style-name="P13"><text:span text:style-name="T1">Question</text:span></text:p>
      <text:p text:style-name="P13"><text:span text:style-name="T1">Page</text:span></text:p>
      <text:p text:style-name="P13"><text:span text:style-name="T1">User</text:span></text:p>
      <text:p text:style-name="P13"><text:soft-page-break/><text:span text:style-name="T1">Unregistered</text:span></text:p>
      <text:p text:style-name="P13"><text:span text:style-name="T1">Registered</text:span></text:p>
      <text:p text:style-name="P13"><text:span text:style-name="T1">Organization</text:span></text:p>
      <text:p text:style-name="P13"><text:span text:style-name="T1">Tutor</text:span></text:p>
      <text:p text:style-name="P13"><text:span text:style-name="T1">Tracking</text:span></text:p>
      <text:p text:style-name="P13"><text:span text:style-name="T1">Content</text:span></text:p>
      <text:p text:style-name="P13"><text:span text:style-name="T1">Resources</text:span></text:p>
      <text:p text:style-name="P13"><text:span text:style-name="T1">Media</text:span></text:p>
      <text:p text:style-name="P13"><text:span text:style-name="T1">AsyncSync</text:span></text:p>
      <text:p text:style-name="P13"><text:span text:style-name="T1">Adaptive Learning</text:span></text:p>
      <text:p text:style-name="P13"><text:span text:style-name="T1">Virtual Whiteboard</text:span></text:p>
      <text:p text:style-name="P13"><text:span text:style-name="T1">Chat client</text:span></text:p>
      <text:p text:style-name="P13"><text:span text:style-name="T1">Physics with Algebra</text:span></text:p>
      <text:p text:style-name="P13"><text:span text:style-name="T1">Physics with Calculus</text:span></text:p>
      <text:p text:style-name="P13"><text:span text:style-name="T1">eCampus</text:span></text:p>
      <text:p text:style-name="P13"><text:span text:style-name="T1">Flipped Classroom</text:span></text:p>
      <text:p text:style-name="P13"><text:span text:style-name="T1">Kaltura</text:span></text:p>
      <text:p text:style-name="P13"><text:span text:style-name="T1">YouTube</text:span></text:p>
      <text:p text:style-name="P13"><text:span text:style-name="T1">MasteringPhysics</text:span></text:p>
      <text:p text:style-name="P13"><text:span text:style-name="T1">PeerCeptiv</text:span></text:p>
      <text:p text:style-name="P13"><text:span text:style-name="T1">Facebook</text:span></text:p>
      <text:p text:style-name="P13"><text:soft-page-break/><text:span text:style-name="T1">Canvas</text:span></text:p>
      <text:p text:style-name="P13"><text:span text:style-name="T1">Oregon State University</text:span></text:p>
      <text:p text:style-name="P13"><text:span text:style-name="T1">OSU Physics Department</text:span></text:p>
      <text:p text:style-name="P13"><text:span text:style-name="T1">Drupal</text:span></text:p>
      <text:p text:style-name="P13"><text:span text:style-name="T1">Docker</text:span></text:p>
      <text:p text:style-name="P13"><text:span text:style-name="T1">VM</text:span></text:p>
      <text:p text:style-name="P13"><text:span text:style-name="T1">Wireframe</text:span></text:p>
      <text:p text:style-name="P13"><text:span text:style-name="T1">Vagrant</text:span></text:p>
      <text:p text:style-name="P13"><text:span text:style-name="T1">Ansible</text:span></text:p>
      <text:p text:style-name="P13"><text:span text:style-name="T1">Ruby</text:span></text:p>
      <text:p text:style-name="P13"><text:span text:style-name="T1">Rails</text:span></text:p>
      <text:p text:style-name="P13"><text:span text:style-name="T1">HTML</text:span></text:p>
      <text:p text:style-name="P13"><text:span text:style-name="T1">CSS</text:span></text:p>
      <text:p text:style-name="P13"><text:span text:style-name="T1">JS</text:span></text:p>
      <text:p text:style-name="P13"><text:span text:style-name="T1">Rbenv</text:span></text:p>
      <text:p text:style-name="P13"><text:span text:style-name="T1">Node (NodeJS)</text:span></text:p>
      <text:p text:style-name="P13"><text:span text:style-name="T1">Client-side (client)</text:span></text:p>
      <text:p text:style-name="P13"><text:span text:style-name="T1">Server-side (server)</text:span></text:p>
      <text:p text:style-name="P13"><text:span text:style-name="T1">Customer</text:span></text:p>
      <text:p text:style-name="P13"><text:span text:style-name="T1">Sketch</text:span></text:p>
      <text:p text:style-name="P13"><text:span text:style-name="T1">Sparfa</text:span></text:p>
      <text:p text:style-name="P13"><text:soft-page-break/><text:span text:style-name="T1">BigLearn</text:span></text:p>
      <text:p text:style-name="P13"><text:span text:style-name="T1">AWS</text:span></text:p>
      <text:p text:style-name="P13"><text:span text:style-name="T1">Linode</text:span></text:p>
      <text:p text:style-name="P13"><text:span text:style-name="T1">Dev</text:span></text:p>
      <text:p text:style-name="P13"><text:span text:style-name="T1">Production</text:span></text:p>
      <text:p text:style-name="P13"><text:span text:style-name="T1">Live</text:span></text:p>
      <text:p text:style-name="P13"><text:span text:style-name="T1">GitHub</text:span></text:p>
      <text:p text:style-name="P13"><text:span text:style-name="T1">GitLab</text:span></text:p>
      <text:p text:style-name="P13"><text:span text:style-name="T1">OSL</text:span></text:p>
      <text:p text:style-name="P13"><text:span text:style-name="T1">CMS</text:span></text:p>
      <text:p text:style-name="P13"><text:span text:style-name="T1">Bootstrap</text:span></text:p>
      <text:p text:style-name="P2"/>
      <text:p text:style-name="P2"/>
      <text:p text:style-name="P7"><text:span text:style-name="T1">Index</text:span></text:p>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aramond" fo:font-family="Garamon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aramond" fo:font-family="Garamond" style:font-family-generic="roman" style:font-pitch="variable" fo:font-size="12pt" style:text-underline-style="none"/>
    </style:style>
    <style:style style:name="ListLabel_20_65" style:display-name="ListLabel 65" style:family="text">
      <style:text-properties style:font-name="Garamond" fo:font-family="Garamond" style:font-family-generic="roman" style:font-pitch="variable"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aramond" fo:font-family="Garamond"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5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5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60"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4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80" meta:word-count="1090" meta:character-count="7016" meta:non-whitespace-character-count="6096"/>
    <meta:generator>LibreOfficeDev/5.1.0.3$Linux_X86_64 LibreOffice_project/</meta:generator>
  </office:meta>
</office:document-meta>
</file>